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2.263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1.422cm"/>
    </style:style>
    <style:style style:name="co6" style:family="table-column">
      <style:table-column-properties fo:break-before="auto" style:column-width="1.282cm"/>
    </style:style>
    <style:style style:name="co7" style:family="table-column">
      <style:table-column-properties fo:break-before="auto" style:column-width="1.734cm"/>
    </style:style>
    <style:style style:name="co8" style:family="table-column">
      <style:table-column-properties fo:break-before="auto" style:column-width="7.84cm"/>
    </style:style>
    <style:style style:name="co9" style:family="table-column">
      <style:table-column-properties fo:break-before="auto" style:column-width="8.45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text-underline-style="solid" style:text-underline-width="auto" style:text-underline-color="font-color" style:font-name-complex="Nachlieli CLM1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4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bold" style:text-emphasize="none" style:font-relief="none"/>
    </style:style>
    <style:style style:name="ce6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language="he" fo:country="IL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1" style:family="table-cell" style:parent-style-name="Default">
      <style:table-cell-properties fo:background-color="#b3b3b3" style:text-align-source="fix" style:repeat-content="false" fo:border="0.035cm solid #000000"/>
      <style:paragraph-properties fo:text-align="end" fo:margin-left="0cm"/>
      <style:text-properties style:font-name="Nachlieli CLM1" fo:font-size="10pt" style:font-name-complex="Nachlieli CLM1" style:font-size-complex="10pt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end" fo:margin-left="0cm"/>
      <style:text-properties style:font-name="Nachlieli CLM1" style:font-name-complex="Nachlieli CLM1"/>
    </style:style>
    <style:style style:name="ce13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&quot;" style:apply-style-name="X" style:base-cell-address="Sheet1.C1"/>
    </style:style>
    <style:style style:name="ce14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5" style:family="table-cell" style:parent-style-name="Default">
      <style:table-cell-properties style:text-align-source="fix" style:repeat-content="false" fo:background-color="transparent" fo:border="0.035cm solid #000000"/>
      <style:paragraph-properties fo:text-align="end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6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asian="Arial1" style:font-size-asian="11pt" style:font-name-complex="Nachlieli CLM1" style:font-size-complex="10pt"/>
      <style:map style:condition="cell-content()=&quot;&quot;" style:apply-style-name="X" style:base-cell-address="Sheet1.C1"/>
    </style:style>
    <style:style style:name="ce17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1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1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0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text-shadow="none" style:text-underline-style="none" fo:font-weight="normal" style:text-underline-mode="continuous" style:text-line-through-mode="continuous" style:font-name-asian="Arial1" style:font-size-asian="12pt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weight-complex="normal" style:text-emphasize="none" style:font-relief="none"/>
      <style:map style:condition="cell-content()=&quot;&quot;" style:apply-style-name="X" style:base-cell-address="Sheet1.C1"/>
    </style:style>
    <style:style style:name="ce25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6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Bitstream Vera Sans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b3b3b3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&quot;" style:apply-style-name="X" style:base-cell-address="Sheet1.C1"/>
    </style:style>
    <style:style style:name="ce29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&quot;" style:apply-style-name="X" style:base-cell-address="Sheet1.C1"/>
    </style:style>
    <style:style style:name="ce3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1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3" style:family="table-cell" style:parent-style-name="Default">
      <style:text-properties style:font-name="Nachlieli CLM1" fo:font-size="10pt" style:font-name-complex="Nachlieli CLM1" style:font-size-complex="10pt"/>
      <style:map style:condition="cell-content()=&quot;&quot;" style:apply-style-name="X" style:base-cell-address="Sheet1.C1"/>
    </style:style>
    <style:style style:name="ce34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39" style:family="table-cell" style:parent-style-name="Default">
      <style:table-cell-properties fo:background-color="#ffffff" style:text-align-source="fix" style:repeat-content="false" fo:border="0.035cm solid #000000"/>
      <style:paragraph-properties fo:text-align="center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0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0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41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</style:style>
    <style:style style:name="ce42" style:family="table-cell" style:parent-style-name="Default">
      <style:table-cell-properties fo:border="0.035cm solid #000000"/>
      <style:text-properties style:font-name="Nachlieli CLM1" fo:font-size="10pt" style:font-name-complex="Nachlieli CLM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</style:style>
    <style:style style:name="ce44" style:family="table-cell" style:parent-style-name="Default">
      <style:text-properties style:font-name="Nachlieli CLM1" fo:font-size="10pt" style:font-name-complex="Nachlieli CLM1" style:font-size-complex="10pt"/>
    </style:style>
    <style:style style:name="ce4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fo:font-style="normal" style:text-underline-style="solid" style:text-underline-width="auto" style:text-underline-color="font-color" fo:font-weight="bold" style:font-name-complex="Nachlieli CLM1" style:font-size-complex="10pt" style:font-style-complex="normal" style:font-weight-complex="bold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6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7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8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49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0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1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2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3" style:family="table-cell" style:parent-style-name="Default">
      <style:table-cell-properties fo:background-color="#b3b3b3" style:text-align-source="fix" style:repeat-content="false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4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font-name="Nachlieli CLM1" fo:font-size="10pt" style:text-underline-style="none" style:font-name-complex="Nachlieli CLM1" style:font-size-complex="10pt" style:font-weight-complex="normal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5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6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achlieli CLM1" fo:font-size="10pt" style:font-name-complex="Nachlieli CLM1" style:font-size-complex="10pt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8" style:family="table-cell" style:parent-style-name="Default">
      <style:table-cell-properties style:text-align-source="fix" style:repeat-content="false" fo:background-color="transparent" fo:border="0.035cm solid #000000"/>
      <style:paragraph-properties fo:text-align="center" fo:margin-left="0cm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  <style:map style:condition="cell-content()=&quot;V&quot;" style:apply-style-name="V" style:base-cell-address="Sheet1.G1"/>
      <style:map style:condition="cell-content()=&quot;X&quot;" style:apply-style-name="X" style:base-cell-address="Sheet1.G1"/>
      <style:map style:condition="cell-content()=&quot;ל''צ&quot;" style:apply-style-name="V" style:base-cell-address="Sheet1.G1"/>
    </style:style>
    <style:style style:name="ce59" style:family="table-cell" style:parent-style-name="Default">
      <style:table-cell-properties fo:background-color="#b3b3b3" fo:border="0.035cm solid #000000"/>
      <style:text-properties style:font-name="Nachlieli CLM1" fo:font-size="10pt" style:font-name-complex="Nachlieli CLM1" style:font-size-complex="10pt"/>
    </style:style>
    <style:style style:name="ce60" style:family="table-cell" style:parent-style-name="Default">
      <style:table-cell-properties fo:background-color="transparent" fo:border="0.035cm solid #000000"/>
      <style:text-properties style:font-name="Nachlieli CLM1" fo:font-size="10pt" style:font-name-complex="Nachlieli CLM1" style:font-size-complex="10pt"/>
    </style:style>
    <style:style style:name="ce61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#ffffff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#b3b3b3" fo:border="0.035cm solid #000000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border="0.035cm solid #000000"/>
      <style:text-properties style:font-name="Nachlieli CLM1" fo:font-size="10pt" style:text-underline-style="none" style:font-name-complex="Nachlieli CLM1" style:font-size-complex="10pt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border="0.035cm solid #000000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#ffffff" style:text-align-source="fix" style:repeat-content="false" fo:border="0.035cm solid #000000"/>
      <style:paragraph-properties fo:text-align="end" fo:margin-left="0cm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fo:color="#000000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1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Nachlieli CLM1" fo:font-size="10pt" fo:font-style="normal" fo:text-shadow="none" style:text-underline-style="none" fo:font-weight="normal" style:text-underline-mode="continuous" style:text-line-through-mode="continuous" style:font-name-asian="Arial1" style:font-size-asian="12pt" style:font-style-asian="normal" style:font-weight-asian="normal" style:font-name-complex="Nachlieli CLM1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2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  <style:style style:name="T3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 style:font-style-complex="normal"/>
    </style:style>
    <style:style style:name="T4" style:family="text">
      <style:text-properties style:use-window-font-color="true" style:font-name="Nachlieli" fo:font-size="10pt" fo:language="he" fo:country="IL" style:font-name-asian="Arial1" style:font-size-asian="12pt" style:language-asian="none" style:country-asian="none" style:font-name-complex="Nachlieli" style:font-size-complex="10pt"/>
    </style:style>
    <style:style style:name="T5" style:family="text">
      <style:text-properties style:use-window-font-color="true" style:font-name="Nachlieli" fo:font-size="10pt" fo:language="en" fo:country="US" fo:font-style="normal" style:font-name-asian="Arial1" style:font-size-asian="12pt" style:language-asian="none" style:country-asian="none" style:font-style-asian="normal" style:font-name-complex="Nachlieli" style:font-size-complex="10pt" style:font-style-complex="normal"/>
    </style:style>
    <style:style style:name="T6" style:family="text">
      <style:text-properties style:use-window-font-color="true" style:font-name="Nachlieli" fo:font-size="10pt" fo:language="en" fo:country="US" style:font-name-asian="Arial1" style:font-size-asian="12pt" style:language-asian="none" style:country-asian="none" style:font-name-complex="Nachlieli" style:font-size-complex="10pt"/>
    </style:style>
    <style:style style:name="T7" style:family="text">
      <style:text-properties style:use-window-font-color="true" style:font-name="Nachlieli" fo:font-size="10pt" fo:language="en" fo:country="US" style:font-name-asian="Arial1" style:font-size-asian="11pt" style:language-asian="none" style:country-asian="none" style:font-name-complex="Nachlieli" style:font-size-complex="10pt"/>
    </style:style>
    <style:style style:name="T8" style:family="text">
      <style:text-properties fo:color="#000000" style:font-name="Nachlieli" fo:font-size="10pt" fo:language="he" fo:country="IL" style:font-name-asian="Arial1" style:font-size-asian="11pt" style:language-asian="none" style:country-asian="none" style:font-name-complex="Nachlieli" style:font-size-complex="10pt" style:font-style-complex="normal"/>
    </style:style>
    <style:style style:name="T9" style:family="text">
      <style:text-properties fo:color="#000000" style:font-name="Nachlieli" fo:font-size="10pt" fo:language="en" fo:country="US" style:font-name-asian="Arial1" style:font-size-asian="11pt" style:language-asian="none" style:country-asian="none" style:font-name-complex="Nachlieli" style:font-size-complex="10pt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ce10"/>
        <table:table-column table:style-name="co2" table:default-cell-style-name="ce10"/>
        <table:table-column table:style-name="co3" table:default-cell-style-name="ce33"/>
        <table:table-column table:style-name="co4" table:default-cell-style-name="ce43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number-columns-repeated="247" table:default-cell-style-name="ce44"/>
        <table:table-row table:style-name="ro1">
          <table:table-cell table:style-name="ce1" office:value-type="string">
            <text:p>תאור</text:p>
          </table:table-cell>
          <table:table-cell table:style-name="ce1" office:value-type="string">
            <text:p>גילאים</text:p>
          </table:table-cell>
          <table:table-cell table:style-name="ce13" office:value-type="string">
            <text:p>יישום</text:p>
          </table:table-cell>
          <table:table-cell table:style-name="ce1" office:value-type="string">
            <text:p>גרסא</text:p>
          </table:table-cell>
          <table:table-cell table:style-name="ce45" office:value-type="string">
            <text:p>תרגום</text:p>
          </table:table-cell>
          <table:table-cell table:style-name="ce45" office:value-type="string">
            <text:p>תיעוד</text:p>
          </table:table-cell>
          <table:table-cell table:style-name="ce45" office:value-type="string">
            <text:p>DEB</text:p>
          </table:table-cell>
          <table:table-cell table:style-name="ce1" office:value-type="string">
            <text:p>אתר בית</text:p>
          </table:table-cell>
          <table:table-cell table:style-name="ce1" office:value-type="string">
            <text:p>הערות</text:p>
          </table:table-cell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אזרח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עזרים ללימוד אזרחות</text:p>
            </table:table-cell>
            <table:table-cell table:style-name="ce3" office:value-type="string">
              <text:p>תיכון</text:p>
            </table:table-cell>
            <table:table-cell table:style-name="ce15" office:value-type="string">
              <text:p>מדריך השחייה</text:p>
            </table:table-cell>
            <table:table-cell table:style-name="ce35"/>
            <table:table-cell table:style-name="ce47"/>
            <table:table-cell table:style-name="ce47" office:value-type="string">
              <text:p>V</text:p>
            </table:table-cell>
            <table:table-cell table:style-name="ce47"/>
            <table:table-cell table:style-name="ce3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נגל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3" office:value-type="string">
              <text:p>הרחבת אוצר מילים</text:p>
            </table:table-cell>
            <table:table-cell table:style-name="ce3" office:value-type="string">
              <text:p>יסודי ומעלה</text:p>
            </table:table-cell>
            <table:table-cell table:style-name="ce16" office:value-type="string">
              <text:p>KvocTrain</text:p>
            </table:table-cell>
            <table:table-cell table:style-name="ce36" office:value-type="string">
              <text:p>0.8.1</text:p>
            </table:table-cell>
            <table:table-cell table:number-columns-repeated="2" table:style-name="ce48" office:value-type="string">
              <text:p>חלקי</text:p>
            </table:table-cell>
            <table:table-cell table:style-name="ce47" office:value-type="string">
              <text:p>V</text:p>
            </table:table-cell>
            <table:table-cell table:style-name="ce60" office:value-type="string">
              <text:p><text:a xlink:href="http://edu.kde.org/kvoctrain/">http://edu.kde.org/kvoctrain/</text:a></text:p>
            </table:table-cell>
            <table:table-cell table:style-name="ce60"/>
            <table:table-cell table:number-columns-repeated="247"/>
          </table:table-row>
          <table:table-row table:style-name="ro1">
            <table:table-cell table:style-name="ce3" office:value-type="string">
              <text:p>לימוד אותיות ותנועות</text:p>
            </table:table-cell>
            <table:table-cell table:style-name="ce3" office:value-type="string">
              <text:p>ג' – ד'</text:p>
            </table:table-cell>
            <table:table-cell table:style-name="ce16" office:value-type="string">
              <text:p>Kletters</text:p>
            </table:table-cell>
            <table:table-cell table:style-name="ce36" office:value-type="string">
              <text:p>1.3</text:p>
            </table:table-cell>
            <table:table-cell table:style-name="ce48" office:value-type="string">
              <text:p>V</text:p>
            </table:table-cell>
            <table:table-cell table:style-name="ce48" office:value-type="string">
              <text:p>X</text:p>
            </table:table-cell>
            <table:table-cell table:style-name="ce47" office:value-type="string">
              <text:p>V</text:p>
            </table:table-cell>
            <table:table-cell table:style-name="ce60" table:number-columns-repeated="2"/>
            <table:table-cell table:number-columns-repeated="247"/>
          </table:table-row>
          <table:table-row table:style-name="ro2">
            <table:table-cell table:style-name="ce3" office:value-type="string">
              <text:p>לימוד תחביר</text:p>
            </table:table-cell>
            <table:table-cell table:style-name="ce3" office:value-type="string">
              <text:p>יסודי ומעלה</text:p>
            </table:table-cell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ביולוג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Arka + GP</text:p>
            </table:table-cell>
            <table:table-cell table:style-name="ce37" office:value-type="string">
              <text:p>עדכנית</text:p>
            </table:table-cell>
            <table:table-cell table:style-name="ce49" office:value-type="string">
              <text:p>ל''צ</text:p>
            </table:table-cell>
            <table:table-cell table:style-name="ce58" office:value-type="string">
              <text:p>X</text:p>
            </table:table-cell>
            <table:table-cell table:style-name="ce49" office:value-type="string">
              <text:p>X</text:p>
            </table:table-cell>
            <table:table-cell table:style-name="ce61" office:value-type="string">
              <text:p><text:a xlink:href="http://www.bioinformatics.org/genpak/">http://www.bioinformatics.org/genpak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ניתוח רצפים</text:p>
            </table:table-cell>
            <table:table-cell table:style-name="ce9"/>
            <table:table-cell table:style-name="ce18" office:value-type="string">
              <text:p>Emboss</text:p>
            </table:table-cell>
            <table:table-cell table:style-name="ce37" office:value-type="string">
              <text:p>2.8.0-0</text:p>
            </table:table-cell>
            <table:table-cell table:style-name="ce49" office:value-type="string">
              <text:p>ל''צ</text:p>
            </table:table-cell>
            <table:table-cell table:number-columns-repeated="2" table:style-name="ce49" office:value-type="string">
              <text:p>X</text:p>
            </table:table-cell>
            <table:table-cell table:style-name="ce61" office:value-type="string">
              <text:p><text:a xlink:href="http://www.hgmp.mrc.ac.uk/Software/EMBOSS/">http://www.hgmp.mrc.ac.uk/Software/EMBOSS/</text:a></text:p>
            </table:table-cell>
            <table:table-cell table:style-name="ce66" office:value-type="string">
              <text:p><text:span text:style-name="T8">לא יכלל אלא אם יופרד מ </text:span><text:span text:style-name="T9">- Jemboss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משק גרפי ל </text:span><text:span text:style-name="T2">- Emboss</text:span></text:p>
            </table:table-cell>
            <table:table-cell table:style-name="ce9"/>
            <table:table-cell table:style-name="ce19" office:value-type="string">
              <text:p><text:span text:style-name="T5">GUI for E</text:span><text:span text:style-name="T6">mboss</text:span></text:p>
            </table:table-cell>
            <table:table-cell table:style-name="ce37" office:value-type="string">
              <text:p>?</text:p>
            </table:table-cell>
            <table:table-cell table:number-columns-repeated="3" table:style-name="ce49" office:value-type="string">
              <text:p>X</text:p>
            </table:table-cell>
            <table:table-cell table:style-name="ce61" office:value-type="string">
              <text:p><text:a xlink:href="http://userpage.fu-berlin.de/~sgmd/">http://userpage.fu-berlin.de/~sgmd/</text:a></text:p>
            </table:table-cell>
            <table:table-cell table:style-name="ce66" office:value-type="string">
              <text:p><text:span text:style-name="T8">לא יכלל ללא </text:span><text:span text:style-name="T9">Emboss</text:span></text:p>
            </table:table-cell>
            <table:table-cell table:number-columns-repeated="247"/>
          </table:table-row>
          <table:table-row table:style-name="ro2">
            <table:table-cell table:style-name="ce5" office:value-type="string" table:number-columns-spanned="9" table:number-rows-spanned="1">
              <text:p>גאוגרפיה</text:p>
            </table:table-cell>
            <table:covered-table-cell table:style-name="ce9"/>
            <table:covered-table-cell table:style-name="ce20"/>
            <table:covered-table-cell table:style-name="ce37"/>
            <table:covered-table-cell table:number-columns-repeated="3" table:style-name="ce50"/>
            <table:covered-table-cell table:style-name="ce61"/>
            <table:covered-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דינות ערי בירה ודגלים</text:p>
            </table:table-cell>
            <table:table-cell table:style-name="ce12" office:value-type="string">
              <text:p>יסודי <text:s/>- תיכון</text:p>
            </table:table-cell>
            <table:table-cell table:style-name="ce21" office:value-type="string">
              <text:p>Kgeography</text:p>
            </table:table-cell>
            <table:table-cell table:style-name="ce37" office:value-type="string">
              <text:p>0.4.1</text:p>
            </table:table-cell>
            <table:table-cell table:style-name="ce49" office:value-type="string">
              <text:p>V</text:p>
            </table:table-cell>
            <table:table-cell table:style-name="ce49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geography.berlios.de/">http://kgeography.berlios.de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חשמל ואלקטרוניקה</text:p>
          </table:table-cell>
          <table:covered-table-cell table:style-name="ce9"/>
          <table:covered-table-cell table:style-name="ce20"/>
          <table:covered-table-cell table:style-name="ce37"/>
          <table:covered-table-cell table:number-columns-repeated="3" table:style-name="ce50"/>
          <table:covered-table-cell table:style-name="ce61"/>
          <table:covered-table-cell table:style-name="ce66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צמצם לוגי</text:p>
            </table:table-cell>
            <table:table-cell table:style-name="ce9"/>
            <table:table-cell table:style-name="ce22" office:value-type="string">
              <text:p>BoolMin</text:p>
            </table:table-cell>
            <table:table-cell table:style-name="ce22" office:value-type="string">
              <text:p>1.0-0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gmdsoft.de/mitsch/software/boolmin/">http://www.gmdsoft.de/mitsch/software/boolmin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6" office:value-type="string">
              <text:p><text:span text:style-name="T3"><text:s/></text:span><text:span text:style-name="T3">סימולטור </text:span><text:span text:style-name="T4">מעגלים</text:span></text:p>
            </table:table-cell>
            <table:table-cell table:style-name="ce9"/>
            <table:table-cell table:style-name="ce22" office:value-type="string">
              <text:p>Klogic</text:p>
            </table:table-cell>
            <table:table-cell table:style-name="ce22" office:value-type="string">
              <text:p>1.62-4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תרגם התנגדויות</text:p>
            </table:table-cell>
            <table:table-cell table:style-name="ce9"/>
            <table:table-cell table:style-name="ce23" office:value-type="string">
              <text:p>lOhmer</text:p>
            </table:table-cell>
            <table:table-cell table:style-name="ce22" office:value-type="float" office:value="0.1">
              <text:p>0.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home.in.tum.de/~grembowi/lohmer/">http://home.in.tum.de/~grembowi/lohmer/</text:a></text:p>
            </table:table-cell>
            <table:table-cell table:style-name="ce66" office:value-type="string">
              <text:p>תרגום מקוד צבע להתנגדות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סימולטור </text:span><text:span text:style-name="T2">8085</text:span></text:p>
            </table:table-cell>
            <table:table-cell table:style-name="ce9"/>
            <table:table-cell table:style-name="ce23" office:value-type="string">
              <text:p>gnusim8085</text:p>
            </table:table-cell>
            <table:table-cell table:style-name="ce22" office:value-type="string">
              <text:p>1.2.89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sourceforge.net/projects/gnusim8085">http://sourceforge.net/projects/gnusim8085</text:a></text:p>
            </table:table-cell>
            <table:table-cell table:style-name="ce66" office:value-type="string">
              <text:p><text:span text:style-name="T8">מדמה ריצה מיקרו</text:span><text:span text:style-name="T9">-</text:span><text:span text:style-name="T8">מעבד </text:span><text:span text:style-name="T9">8085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מעגלים מקצועי</text:p>
            </table:table-cell>
            <table:table-cell table:style-name="ce9" office:value-type="string">
              <text:p>אוניברסיטה</text:p>
            </table:table-cell>
            <table:table-cell table:style-name="ce23" office:value-type="string">
              <text:p>tkGate</text:p>
            </table:table-cell>
            <table:table-cell table:style-name="ce22" office:value-type="string">
              <text:p>1.8.4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tkgate.org/index.html">http://www.tkgate.org/index.html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כימי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מחשבון מולרי</text:p>
            </table:table-cell>
            <table:table-cell table:style-name="ce9"/>
            <table:table-cell table:style-name="ce18" office:value-type="string">
              <text:p>KmolCalc</text:p>
            </table:table-cell>
            <table:table-cell table:style-name="ce37" office:value-type="string">
              <text:p>0.5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molcalc.php">http://kemistry.sourceforge.net/kmolcalc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שרטוט מולקולות</text:p>
            </table:table-cell>
            <table:table-cell table:style-name="ce9"/>
            <table:table-cell table:style-name="ce18" office:value-type="string">
              <text:p>KDrawChem</text:p>
            </table:table-cell>
            <table:table-cell table:style-name="ce37" office:value-type="float" office:value="0.2">
              <text:p>0.2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kemistry.sourceforge.net/kdrawchem.php">http://kemistry.sourceforge.net/kdrawchem.php</text:a></text:p>
            </table:table-cell>
            <table:table-cell table:style-name="ce66" office:value-type="string">
              <text:p><text:span text:style-name="T8">חבילת </text:span><text:span text:style-name="T9">Kemistry </text:span><text:span text:style-name="T8">של כנרת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טבלה מחזורית</text:p>
            </table:table-cell>
            <table:table-cell table:style-name="ce9"/>
            <table:table-cell table:style-name="ce24" office:value-type="string">
              <text:p><text:span text:style-name="T2"><text:s/></text:span><text:span text:style-name="T2">Kal</text:span><text:span text:style-name="T7">zium</text:span>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alzium/">http://edu.kde.org/kalzium/</text:a></text:p>
            </table:table-cell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חישוב חומציות</text:p>
            </table:table-cell>
            <table:table-cell table:style-name="ce9"/>
            <table:table-cell table:style-name="ce18" office:value-type="string">
              <text:p>Xem</text:p>
            </table:table-cell>
            <table:table-cell table:style-name="ce37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xem/index.html">http://www.linux-france.org/prj/xem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צגת מולקולות</text:p>
            </table:table-cell>
            <table:table-cell table:style-name="ce9"/>
            <table:table-cell table:style-name="ce18" office:value-type="string">
              <text:p>RasMol</text:p>
            </table:table-cell>
            <table:table-cell table:style-name="ce37" office:value-type="string">
              <text:p>2.7.2.1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umass.edu/microbio/rasmol/index2.htm">http://www.umass.edu/microbio/rasmol/index2.htm</text:a></text:p>
            </table:table-cell>
            <table:table-cell table:style-name="ce42"/>
            <table:table-cell table:style-name="ce69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דעי המחשב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שפת פרולוג</text:p>
            </table:table-cell>
            <table:table-cell table:style-name="ce9" office:value-type="string">
              <text:p>יסודי ומעלה</text:p>
            </table:table-cell>
            <table:table-cell table:style-name="ce18" office:value-type="string">
              <text:p>swi-prolog</text:p>
            </table:table-cell>
            <table:table-cell table:style-name="ce22" office:value-type="string">
              <text:p>5.2.1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swi-prolog.org/">http://www.swi-prolog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שפת סכמה</text:p>
            </table:table-cell>
            <table:table-cell table:style-name="ce9"/>
            <table:table-cell table:style-name="ce18" office:value-type="string">
              <text:p>DrScheme</text:p>
            </table:table-cell>
            <table:table-cell table:style-name="ce22" office:value-type="string">
              <text:p>209-6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drscheme.org/">http://www.drscheme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תורת הגרפים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raphThing</text:p>
            </table:table-cell>
            <table:table-cell table:style-name="ce38" office:value-type="string">
              <text:p>0.9.5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raph.seul.org/">http://graph.seul.org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כונת טורינג</text:p>
            </table:table-cell>
            <table:table-cell table:style-name="ce9" office:value-type="string">
              <text:p>תיכון ומעלה</text:p>
            </table:table-cell>
            <table:table-cell table:style-name="ce26" office:value-type="string">
              <text:p>gTuring</text:p>
            </table:table-cell>
            <table:table-cell table:style-name="ce22" office:value-type="string">
              <text:p>0.1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gnome.org/softwaremap/projects/gturing/">http://www.gnome.org/softwaremap/projects/gturing/</text:a></text:p>
            </table:table-cell>
            <table:table-cell table:style-name="ce67" office:value-type="string">
              <text:p><text:span text:style-name="T8">חבילה עם </text:span><text:span text:style-name="T9">QT </text:span><text:span text:style-name="T8">תחשב שדרוג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מהדר פסקל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FreePascal</text:p>
            </table:table-cell>
            <table:table-cell table:style-name="ce22" office:value-type="string">
              <text:p>2.0.0-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freepascal.org/0.1">http://www.freepascal.org/0.1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מהדר </text:span><text:span text:style-name="T2">++C/C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++gcc/g</text:p>
            </table:table-cell>
            <table:table-cell table:style-name="ce22" office:value-type="string">
              <text:p>4.0.1-3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cc.gnu.org/">http://gcc.gnu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סביבת פיתוח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RHIDE</text:p>
            </table:table-cell>
            <table:table-cell table:style-name="ce22" office:value-type="float" office:value="1.5">
              <text:p>1.5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rhide.com/">http://www.rhide.com/</text:a></text:p>
            </table:table-cell>
            <table:table-cell table:style-name="ce67" office:value-type="string">
              <text:p><text:span text:style-name="T8">גם לפסקל וגם ל</text:span><text:span text:style-name="T9">-C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אסמבלי </text:span><text:span text:style-name="T2">80x86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nasm</text:p>
            </table:table-cell>
            <table:table-cell table:style-name="ce22" office:value-type="string">
              <text:p>0.98.38-1.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nasm.sourceforge.net/">http://nasm.sourceforge.net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דיבאגר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gdb + ddd</text:p>
            </table:table-cell>
            <table:table-cell table:style-name="ce22" office:value-type="string">
              <text:p>6.3-6, 3.3.11-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gnu.org/software/ddd/">http://www.gnu.org/software/ddd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SQL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MySql</text:p>
            </table:table-cell>
            <table:table-cell table:style-name="ce22" office:value-type="string">
              <text:p>4.0.24-10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.mysql.com/">http://ww.mysql.com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WEB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Apache</text:p>
            </table:table-cell>
            <table:table-cell table:style-name="ce22" office:value-type="string">
              <text:p>1.3.33-8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2" office:value-type="string">
              <text:p><text:a xlink:href="http://www.apache.org/">http://www.apache.org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שרת </text:span><text:span text:style-name="T2">PHP</text:span>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PHP</text:p>
            </table:table-cell>
            <table:table-cell table:style-name="ce22" office:value-type="string">
              <text:p>4.3.10-15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il.php.net/">http://il.php.net/</text:a></text:p>
            </table:table-cell>
            <table:table-cell table:style-name="ce67" office:value-type="string">
              <text:p><text:span text:style-name="T8">כולל מודולים ל </text:span><text:span text:style-name="T9">- MySQL</text:span></text:p>
            </table:table-cell>
            <table:table-cell table:number-columns-repeated="247"/>
          </table:table-row>
          <table:table-row table:style-name="ro3">
            <table:table-cell table:style-name="ce4" office:value-type="string">
              <text:p><text:span text:style-name="T1">ספרית </text:span><text:span text:style-name="T2">GUI</text:span></text:p>
            </table:table-cell>
            <table:table-cell table:style-name="ce9" office:value-type="string">
              <text:p>תיכון ומעלה</text:p>
            </table:table-cell>
            <table:table-cell table:style-name="ce18" office:value-type="string">
              <text:p>wxWidgets</text:p>
            </table:table-cell>
            <table:table-cell table:style-name="ce22" office:value-type="string">
              <text:p>2.4.3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wxwidgets.org/">http://www.wxwidgets.org/</text:a></text:p>
            </table:table-cell>
            <table:table-cell table:style-name="ce67" office:value-type="string">
              <text:p><text:span text:style-name="T8">כולל תיעוד וחבילות </text:span><text:span text:style-name="T9">dev</text:span></text:p>
              <text:p><text:span text:style-name="T8">ישנה בעיה עם תמיכה בעברית וערבית בחבילות הרשמיות</text:span><text:span text:style-name="T9">.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<text:span text:style-name="T1">עורך </text:span><text:span text:style-name="T2">UML</text:span></text:p>
            </table:table-cell>
            <table:table-cell table:style-name="ce9"/>
            <table:table-cell table:style-name="ce18" office:value-type="string">
              <text:p>Umbrello</text:p>
            </table:table-cell>
            <table:table-cell table:style-name="ce22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uml.sourceforge.net/index.php">http://uml.sourceforge.net/index.php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ממשק מסד נתונים</text:p>
            </table:table-cell>
            <table:table-cell table:style-name="ce9"/>
            <table:table-cell table:style-name="ce18" office:value-type="string">
              <text:p>Kexi</text:p>
            </table:table-cell>
            <table:table-cell table:style-name="ce22" office:value-type="string">
              <text:p>CVS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koffice.org/kexi/">http://koffice.org/kexi/</text:a></text:p>
            </table:table-cell>
            <table:table-cell table:style-name="ce67"/>
            <table:table-cell table:number-columns-repeated="247"/>
          </table:table-row>
          <table:table-row table:style-name="ro1">
            <table:table-cell table:style-name="ce4" office:value-type="string">
              <text:p>בייסיק ויזואלי</text:p>
            </table:table-cell>
            <table:table-cell table:style-name="ce9"/>
            <table:table-cell table:style-name="ce18" office:value-type="string">
              <text:p>GAMBAS</text:p>
            </table:table-cell>
            <table:table-cell table:style-name="ce39" office:value-type="string">
              <text:p>0.9.1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gambas.sourceforge.net/">http://gambas.sourceforge.net/</text:a></text:p>
            </table:table-cell>
            <table:table-cell table:style-name="ce67"/>
            <table:table-cell table:number-columns-repeated="247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וזיקה</text:p>
          </table:table-cell>
          <table:covered-table-cell table:style-name="ce9"/>
          <table:covered-table-cell table:style-name="ce25"/>
          <table:covered-table-cell table:style-name="ce37"/>
          <table:covered-table-cell table:number-columns-repeated="3" table:style-name="ce52"/>
          <table:covered-table-cell table:style-name="ce61"/>
          <table:covered-table-cell table:style-name="ce42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7" office:value-type="string">
              <text:p>לימוד תוים</text:p>
            </table:table-cell>
            <table:table-cell table:style-name="ce9" office:value-type="string">
              <text:p>יסודי ומעלה</text:p>
            </table:table-cell>
            <table:table-cell table:style-name="ce27" office:value-type="string">
              <text:p>KLearnNotes2</text:p>
            </table:table-cell>
            <table:table-cell table:style-name="ce27" office:value-type="float" office:value="1.1">
              <text:p>1.1</text:p>
            </table:table-cell>
            <table:table-cell table:number-columns-repeated="3" table:style-name="ce49" office:value-type="string">
              <text:p>X</text:p>
            </table:table-cell>
            <table:table-cell table:style-name="ce63" office:value-type="string">
              <text:p><text:a xlink:href="http://klearnnotes2.sourceforge.net/">http://klearnnotes2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5" office:value-type="string" table:number-columns-spanned="9" table:number-rows-spanned="1">
            <text:p>מכונות</text:p>
          </table:table-cell>
          <table:covered-table-cell table:style-name="ce11"/>
          <table:covered-table-cell table:style-name="ce28"/>
          <table:covered-table-cell table:style-name="ce40"/>
          <table:covered-table-cell table:number-columns-repeated="3" table:style-name="ce53"/>
          <table:covered-table-cell table:style-name="ce64"/>
          <table:covered-table-cell table:style-name="ce59"/>
          <table:table-cell table:style-name="ce69"/>
          <table:table-cell table:number-columns-repeated="246"/>
        </table:table-row>
        <table:table-row-group>
          <table:table-row table:style-name="ro1">
            <table:table-cell table:style-name="ce4" office:value-type="string">
              <text:p><text:span text:style-name="T1">סיב</text:span><text:span text:style-name="T2">"</text:span><text:span text:style-name="T1">מ</text:span></text:p>
            </table:table-cell>
            <table:table-cell table:style-name="ce9" office:value-type="string">
              <text:p>תיכון</text:p>
            </table:table-cell>
            <table:table-cell table:style-name="ce22" office:value-type="string">
              <text:p>QCAD</text:p>
            </table:table-cell>
            <table:table-cell table:style-name="ce22" office:value-type="string">
              <text:p>2.0.2.0-1</text:p>
            </table:table-cell>
            <table:table-cell table:style-name="ce51" office:value-type="string">
              <text:p>ל''צ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qcad.org/index.php3">http://www.qcad.org/index.php3</text:a></text:p>
            </table:table-cell>
            <table:table-cell table:style-name="ce42"/>
            <table:table-cell table:style-name="ce68"/>
            <table:table-cell table:number-columns-repeated="246"/>
          </table:table-row>
        </table:table-row-group>
        <table:table-row table:style-name="ro2">
          <table:table-cell table:style-name="ce2" office:value-type="string" table:number-columns-spanned="9" table:number-rows-spanned="1">
            <text:p>מתמט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שרטוט גרפים שונים</text:p>
            </table:table-cell>
            <table:table-cell table:style-name="ce9" office:value-type="string">
              <text:p>חטיבה ומעלה</text:p>
            </table:table-cell>
            <table:table-cell table:style-name="ce18" office:value-type="string">
              <text:p>Fung-Calc</text:p>
            </table:table-cell>
            <table:table-cell table:style-name="ce37" office:value-type="string">
              <text:p>1.3.2b</text:p>
            </table:table-cell>
            <table:table-cell table:style-name="ce51" office:value-type="string">
              <text:p>חלק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fung-calc.sourceforge.net/">http://fung-calc.sourceforge.net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חקר גאומטרי</text:p>
            </table:table-cell>
            <table:table-cell table:style-name="ce9"/>
            <table:table-cell table:style-name="ce18" office:value-type="string">
              <text:p>Kig</text:p>
            </table:table-cell>
            <table:table-cell table:style-name="ce37" office:value-type="string">
              <text:p>3.3.2-3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ig/">http://edu.kde.org/kig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אחוזים</text:p>
            </table:table-cell>
            <table:table-cell table:style-name="ce9" office:value-type="string">
              <text:p>ג' – ו'</text:p>
            </table:table-cell>
            <table:table-cell table:style-name="ce18" office:value-type="string">
              <text:p>Kpercentage</text:p>
            </table:table-cell>
            <table:table-cell table:style-name="ce37" office:value-type="float" office:value="1.2">
              <text:p>1.2</text:p>
            </table:table-cell>
            <table:table-cell table:style-name="ce51" office:value-type="string">
              <text:p>V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edu.kde.org/kpercentage/">http://edu.kde.org/kpercentage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לימוד שברים</text:p>
            </table:table-cell>
            <table:table-cell table:style-name="ce9" office:value-type="string">
              <text:p>ג' – ו'</text:p>
            </table:table-cell>
            <table:table-cell table:style-name="ce26" office:value-type="string">
              <text:p>KBruch</text:p>
            </table:table-cell>
            <table:table-cell table:style-name="ce37" office:value-type="string">
              <text:p>3.3.2-1</text:p>
            </table:table-cell>
            <table:table-cell table:number-columns-repeated="3" table:style-name="ce51" office:value-type="string">
              <text:p>V</text:p>
            </table:table-cell>
            <table:table-cell table:style-name="ce61" office:value-type="string">
              <text:p><text:a xlink:href="http://edu.kde.org/kbruch/">http://edu.kde.org/kbruch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ארבע פעולות חשבון</text:p>
            </table:table-cell>
            <table:table-cell table:style-name="ce9" office:value-type="string">
              <text:p>א' – ב'</text:p>
            </table:table-cell>
            <table:table-cell table:style-name="ce26" office:value-type="string">
              <text:p>KMathProf</text:p>
            </table:table-cell>
            <table:table-cell table:style-name="ce37" office:value-type="float" office:value="0.1">
              <text:p>0.1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edu.kde.org/kmathprof/">http://edu.kde.org/kmathprof/</text:a></text:p>
            </table:table-cell>
            <table:table-cell table:style-name="ce42"/>
            <table:table-cell table:style-name="ce68"/>
            <table:table-cell table:number-columns-repeated="246"/>
          </table:table-row>
          <table:table-row table:style-name="ro1">
            <table:table-cell table:style-name="ce4" office:value-type="string">
              <text:p><text:span text:style-name="T1">סביבה מתמטית</text:span><text:span text:style-name="T2">/</text:span><text:span text:style-name="T1">מדעית</text:span></text:p>
            </table:table-cell>
            <table:table-cell table:style-name="ce9" office:value-type="string">
              <text:p>אוניברסיטה</text:p>
            </table:table-cell>
            <table:table-cell table:style-name="ce26" office:value-type="string">
              <text:p>OCTAVE</text:p>
            </table:table-cell>
            <table:table-cell table:style-name="ce37" office:value-type="string">
              <text:p>2.1.69-1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ספרו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2">
            <table:table-cell table:style-name="ce8" office:value-type="string">
              <text:p>עזריים ללימוד ספרות</text:p>
            </table:table-cell>
            <table:table-cell table:style-name="ce3"/>
            <table:table-cell table:style-name="ce17"/>
            <table:table-cell table:style-name="ce35"/>
            <table:table-cell table:style-name="ce47" table:number-columns-repeated="3"/>
            <table:table-cell table:style-name="ce60" table:number-columns-repeated="2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עברית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חוקי ניקוד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ניתוח חלקי משפט</text:p>
          </table:table-cell>
          <table:table-cell table:style-name="ce8" office:value-type="string">
            <text:p>חטיבה +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2">
          <table:table-cell table:style-name="ce8" office:value-type="string">
            <text:p>הטיית פעלים ומציאת שורשים</text:p>
          </table:table-cell>
          <table:table-cell table:style-name="ce8" office:value-type="string">
            <text:p>יסודי עד תיכון</text:p>
          </table:table-cell>
          <table:table-cell table:style-name="ce29"/>
          <table:table-cell table:style-name="ce41"/>
          <table:table-cell table:style-name="ce54" table:number-columns-repeated="3"/>
          <table:table-cell table:style-name="ce65" table:number-columns-repeated="2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יסודי ומעלה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ערבית</text:p>
          </table:table-cell>
          <table:covered-table-cell table:style-name="ce11"/>
          <table:covered-table-cell table:style-name="ce30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 table:style-name="ro1">
          <table:table-cell table:style-name="ce8" office:value-type="string">
            <text:p>הרחבת אוצר מילים</text:p>
          </table:table-cell>
          <table:table-cell table:style-name="ce3" office:value-type="string">
            <text:p>חטיבה + תיכון</text:p>
          </table:table-cell>
          <table:table-cell table:style-name="ce16" office:value-type="string">
            <text:p>KvocTrain</text:p>
          </table:table-cell>
          <table:table-cell table:style-name="ce36" office:value-type="string">
            <text:p>0.8.1</text:p>
          </table:table-cell>
          <table:table-cell table:number-columns-repeated="2" table:style-name="ce48" office:value-type="string">
            <text:p>חלקי</text:p>
          </table:table-cell>
          <table:table-cell table:style-name="ce47" office:value-type="string">
            <text:p>V</text:p>
          </table:table-cell>
          <table:table-cell table:style-name="ce60" office:value-type="string">
            <text:p><text:a xlink:href="http://edu.kde.org/kvoctrain/">http://edu.kde.org/kvoctrain/</text:a></text:p>
          </table:table-cell>
          <table:table-cell table:style-name="ce60"/>
          <table:table-cell table:number-columns-repeated="247"/>
        </table:table-row>
        <table:table-row table:style-name="ro2">
          <table:table-cell table:style-name="ce2" office:value-type="string" table:number-columns-spanned="9" table:number-rows-spanned="1">
            <text:p>פיזיקה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פרקטלים </text:span><text:span text:style-name="T2">- </text:span><text:span text:style-name="T1">כאוס</text:span></text:p>
            </table:table-cell>
            <table:table-cell table:style-name="ce9" office:value-type="string">
              <text:p>אוניברסיטה</text:p>
            </table:table-cell>
            <table:table-cell table:style-name="ce22" office:value-type="string">
              <text:p>Xaos</text:p>
            </table:table-cell>
            <table:table-cell table:style-name="ce22" office:value-type="string">
              <text:p>3.1r-12</text:p>
            </table:table-cell>
            <table:table-cell table:style-name="ce51" office:value-type="string">
              <text:p>ל''צ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מפת השמים</text:p>
            </table:table-cell>
            <table:table-cell table:style-name="ce9"/>
            <table:table-cell table:style-name="ce22" office:value-type="string">
              <text:p>Kstars</text:p>
            </table:table-cell>
            <table:table-cell table:style-name="ce22" office:value-type="string">
              <text:p>KDE</text:p>
            </table:table-cell>
            <table:table-cell table:style-name="ce51" office:value-type="string">
              <text:p>חלקי</text:p>
            </table:table-cell>
            <table:table-cell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/>
            <table:table-cell table:style-name="ce66"/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באופטיק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Lum</text:p>
            </table:table-cell>
            <table:table-cell table:style-name="ce22" office:value-type="float" office:value="0.3">
              <text:p>0.3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lum/">http://www.linux-france.org/prj/lum/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הדמית ניסויים המכניקה</text:p>
            </table:table-cell>
            <table:table-cell table:style-name="ce9" office:value-type="string">
              <text:p>חטיבה ומעלה</text:p>
            </table:table-cell>
            <table:table-cell table:style-name="ce22" office:value-type="string">
              <text:p>Mek</text:p>
            </table:table-cell>
            <table:table-cell table:style-name="ce22" office:value-type="float" office:value="0.5">
              <text:p>0.5</text:p>
            </table:table-cell>
            <table:table-cell table:number-columns-repeated="3" table:style-name="ce51" office:value-type="string">
              <text:p>X</text:p>
            </table:table-cell>
            <table:table-cell table:style-name="ce61" office:value-type="string">
              <text:p><text:a xlink:href="http://www.linux-france.org/prj/mek/index.html">http://www.linux-france.org/prj/mek/index.html</text:a></text:p>
            </table:table-cell>
            <table:table-cell table:style-name="ce66" office:value-type="string">
              <text:p><text:span text:style-name="T8">חייבים לתרגם </text:span><text:span text:style-name="T9">(</text:span><text:span text:style-name="T8">צרפתית</text:span><text:span text:style-name="T9">)</text:span></text:p>
            </table:table-cell>
            <table:table-cell table:number-columns-repeated="247"/>
          </table:table-row>
          <table:table-row table:style-name="ro1">
            <table:table-cell table:style-name="ce4" office:value-type="string">
              <text:p>סימולטור קרינה</text:p>
            </table:table-cell>
            <table:table-cell table:style-name="ce9" office:value-type="string">
              <text:p>תיכון ומעלה</text:p>
            </table:table-cell>
            <table:table-cell table:style-name="ce22" office:value-type="string">
              <text:p>vp7wkp</text:p>
            </table:table-cell>
            <table:table-cell table:style-name="ce22" office:value-type="string">
              <text:p>0.5.0</text:p>
            </table:table-cell>
            <table:table-cell table:style-name="ce51" office:value-type="string">
              <text:p>בעייתי</text:p>
            </table:table-cell>
            <table:table-cell table:number-columns-repeated="2" table:style-name="ce51" office:value-type="string">
              <text:p>X</text:p>
            </table:table-cell>
            <table:table-cell table:style-name="ce61" office:value-type="string">
              <text:p><text:a xlink:href="http://www.vp7.dk/wkp/">http://www.vp7.dk/wkp/</text:a></text:p>
            </table:table-cell>
            <table:table-cell table:style-name="ce66"/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תנ”ך</text:p>
          </table:table-cell>
          <table:covered-table-cell table:style-name="ce11"/>
          <table:covered-table-cell table:style-name="ce14"/>
          <table:covered-table-cell table:style-name="ce34"/>
          <table:covered-table-cell table:number-columns-repeated="3" table:style-name="ce46"/>
          <table:covered-table-cell table:number-columns-repeated="2" table:style-name="ce59"/>
          <table:table-cell table:number-columns-repeated="247"/>
        </table:table-row>
        <table:table-row-group>
          <table:table-row table:style-name="ro1">
            <table:table-cell table:style-name="ce4" office:value-type="string">
              <text:p><text:span text:style-name="T1">תנ</text:span><text:span text:style-name="T2">"</text:span><text:span text:style-name="T1">ך מקוון</text:span></text:p>
            </table:table-cell>
            <table:table-cell table:style-name="ce9" office:value-type="string">
              <text:p>יסודי ומעלה</text:p>
            </table:table-cell>
            <table:table-cell table:style-name="ce22" office:value-type="string">
              <text:p>BibleTime</text:p>
            </table:table-cell>
            <table:table-cell table:style-name="ce22" office:value-type="string">
              <text:p>1.4.1-2.1</text:p>
            </table:table-cell>
            <table:table-cell table:number-columns-repeated="2" table:style-name="ce51" office:value-type="string">
              <text:p>X</text:p>
            </table:table-cell>
            <table:table-cell table:style-name="ce51" office:value-type="string">
              <text:p>V</text:p>
            </table:table-cell>
            <table:table-cell table:style-name="ce61" office:value-type="string">
              <text:p><text:a xlink:href="http://www.bibletime.info/index.html">http://www.bibletime.info/index.html</text:a></text:p>
            </table:table-cell>
            <table:table-cell table:style-name="ce66" office:value-type="string">
              <text:p><text:span text:style-name="T8">מודול </text:span><text:span text:style-name="T9">BHS, </text:span><text:span text:style-name="T8">צריך צלמית חדשה </text:span></text:p>
            </table:table-cell>
            <table:table-cell table:number-columns-repeated="247"/>
          </table:table-row>
        </table:table-row-group>
        <table:table-row table:style-name="ro2">
          <table:table-cell table:style-name="ce2" office:value-type="string" table:number-columns-spanned="9" table:number-rows-spanned="1">
            <text:p>אחרים</text:p>
          </table:table-cell>
          <table:covered-table-cell table:style-name="ce9"/>
          <table:covered-table-cell table:style-name="ce31"/>
          <table:covered-table-cell table:style-name="ce42"/>
          <table:covered-table-cell table:number-columns-repeated="3" table:style-name="ce55"/>
          <table:covered-table-cell table:number-columns-repeated="2" table:style-name="ce42"/>
          <table:table-cell table:number-columns-repeated="247"/>
        </table:table-row>
        <table:table-row table:style-name="ro1">
          <table:table-cell table:style-name="ce9" office:value-type="string">
            <text:p>100 מושגי מורשת</text:p>
          </table:table-cell>
          <table:table-cell table:style-name="ce9" office:value-type="string">
            <text:p>חטיבה + תיכון</text:p>
          </table:table-cell>
          <table:table-cell table:style-name="ce32" office:value-type="string">
            <text:p>אפלט קרמבה</text:p>
          </table:table-cell>
          <table:table-cell table:style-name="ce21" office:value-type="float" office:value="0.1">
            <text:p>0.1</text:p>
          </table:table-cell>
          <table:table-cell table:style-name="ce56" office:value-type="string">
            <text:p>V</text:p>
          </table:table-cell>
          <table:table-cell table:number-columns-repeated="2" table:style-name="ce56" office:value-type="string">
            <text:p>X</text:p>
          </table:table-cell>
          <table:table-cell table:style-name="ce42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3"/>
          <table:table-cell table:style-name="ce44"/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3"/>
          <table:table-cell table:style-name="ce44"/>
          <table:table-cell table:number-columns-repeated="252"/>
        </table:table-row>
        <table:table-row table:style-name="ro2" table:number-rows-repeated="3192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2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2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Nachlieli" svg:font-family="Nachlieli" style:font-pitch="variable"/>
    <style:font-face style:name="Nachlieli CLM1" svg:font-family="'Nachlieli CLM'" style:font-pitch="variable"/>
    <style:font-face style:name="Nachlieli CLM" svg:font-family="'Nachlieli CLM'" style:font-adornments="Light" style:font-pitch="variable"/>
    <style:font-face style:name="Tahoma" svg:font-family="Tahoma, Lucidasans, 'Lucida Sans', 'Arial Unicode MS'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0P0" style:volatile="true">
      <number:currency-symbol number:language="en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V" style:family="table-cell" style:parent-style-name="Default">
      <style:table-cell-properties fo:background-color="#3deb3d"/>
      <style:text-properties style:font-name="Nachlieli CLM" fo:font-weight="250"/>
    </style:style>
    <style:style style:name="X" style:family="table-cell" style:parent-style-name="Default">
      <style:table-cell-properties fo:background-color="#ff0000"/>
      <style:text-properties style:font-name="Nachlieli CLM" fo:language="en" fo:country="GB" fo:font-weight="250"/>
    </style:style>
    <style:style style:name="grey" style:family="table-cell" style:parent-style-name="Default">
      <style:table-cell-properties fo:background-color="#b3b3b3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11">11/01/2006</text:date>, <text:time>21:0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0-09T09:14:08</meta:creation-date>
    <dc:date>2006-01-11T21:07:41</dc:date>
    <dc:language>en-US</dc:language>
    <meta:editing-cycles>14</meta:editing-cycles>
    <meta:editing-duration>PT1H39M22S</meta:editing-duration>
    <meta:user-defined meta:name="Info 1"/>
    <meta:user-defined meta:name="Info 2"/>
    <meta:user-defined meta:name="Info 3"/>
    <meta:user-defined meta:name="Info 4"/>
    <meta:document-statistic meta:table-count="3" meta:cell-count="421"/>
  </office:meta>
</office:document-meta>
</file>